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rtForm.validate( ActionMapping actionMapping , HttpServletRequest httpServletRequest , ActionMessages actionMessag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rtForm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tCartItem.PetCartItem( PetType p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tForm.Cart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tCartIte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.update( CartForm c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rtForm.CartForm( CartItem [ ]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tCartItem.getP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tCartItem.getPr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rtItem.getQua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be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rtItem.setGiftWrap( boolean giftWr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calculatePrice( CartItem [ ] ite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rtItem.isGiftW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tCartItem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rtItem.setQuantity( int qua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